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officeooo:rsid="00569876" officeooo:paragraph-rsid="00569876" fo:background-color="transparent" style:font-size-asian="12pt" style:font-size-complex="12pt"/>
    </style:style>
    <style:style style:name="P2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officeooo:rsid="005ab669" officeooo:paragraph-rsid="005ab669" fo:background-color="transparent" style:font-size-asian="12pt" style:font-size-complex="12pt"/>
    </style:style>
    <style:style style:name="P3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weight="normal" officeooo:rsid="004a55f1" officeooo:paragraph-rsid="004a55f1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weight="normal" officeooo:rsid="004bccf0" officeooo:paragraph-rsid="004bccf0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weight="normal" officeooo:rsid="0053c532" officeooo:paragraph-rsid="0053c532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weight="normal" officeooo:rsid="0055e24e" officeooo:paragraph-rsid="0055e24e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style="italic" fo:font-weight="bold" fo:background-color="transparent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weight="bold" fo:background-color="transparent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in" fo:margin-right="0in" fo:line-height="100%" fo:text-indent="0in" style:auto-text-indent="false"/>
      <style:text-properties fo:color="#000000" style:text-position="0% 100%" style:font-name="Courier New" fo:font-size="12pt" fo:font-weight="normal" officeooo:rsid="0053c532" officeooo:paragraph-rsid="0053c532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ize="12pt" officeooo:rsid="0036a82d" officeooo:paragraph-rsid="0036a82d" style:font-size-asian="12pt" style:font-size-complex="12pt"/>
    </style:style>
    <style:style style:name="P11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ize="12pt" fo:font-weight="bold" officeooo:rsid="00305d90" officeooo:paragraph-rsid="00305d90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ize="12pt" fo:font-weight="bold" officeooo:rsid="00318943" officeooo:paragraph-rsid="00318943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ize="12pt" fo:font-weight="bold" officeooo:rsid="0036a82d" officeooo:paragraph-rsid="0036a82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ize="12pt" fo:font-weight="bold" officeooo:rsid="0041ff56" officeooo:paragraph-rsid="0041ff56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in" fo:margin-right="0in" fo:line-height="100%" fo:text-indent="0in" style:auto-text-indent="false"/>
      <style:text-properties fo:color="#000000" style:text-position="0% 100%" style:font-name="Courier New" fo:font-size="12pt" fo:font-weight="normal" officeooo:rsid="0053c532" officeooo:paragraph-rsid="0053c532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in" fo:margin-right="0in" fo:line-height="100%" fo:text-indent="0in" style:auto-text-indent="false"/>
      <style:text-properties fo:color="#000000" style:text-position="0% 100%" style:font-name="Courier New" fo:font-size="12pt" fo:font-weight="normal" officeooo:rsid="0077e508" officeooo:paragraph-rsid="0077e508" fo:background-color="transparent" style:font-size-asian="12pt" style:font-size-complex="12pt"/>
    </style:style>
    <style:style style:name="P17" style:family="paragraph" style:parent-style-name="Standard">
      <style:paragraph-properties fo:margin-left="0in" fo:margin-right="0in" fo:line-height="100%" fo:text-indent="0in" style:auto-text-indent="false"/>
      <style:text-properties fo:color="#000000" style:text-position="0% 100%" style:font-name="Courier New" fo:font-size="12pt" fo:font-weight="normal" officeooo:rsid="0079c307" officeooo:paragraph-rsid="0079c307" fo:background-color="transparent" style:font-size-asian="12pt" style:font-size-complex="12pt"/>
    </style:style>
    <style:style style:name="P18" style:family="paragraph" style:parent-style-name="Standard">
      <style:paragraph-properties fo:margin-left="0in" fo:margin-right="0in" fo:line-height="100%" fo:text-indent="0in" style:auto-text-indent="false"/>
      <style:text-properties fo:color="#000000" style:text-position="0% 100%" style:font-name="Courier New" fo:font-size="12pt" fo:font-weight="normal" officeooo:rsid="007b0aa7" officeooo:paragraph-rsid="007b0aa7" fo:background-color="transparent" style:font-size-asian="12pt" style:font-size-complex="12pt"/>
    </style:style>
    <style:style style:name="P19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style="italic" fo:font-weight="bold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weight="normal" fo:background-color="transparent" style:font-size-asian="12pt" style:font-size-complex="12pt"/>
    </style:style>
    <style:style style:name="P21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weight="normal" officeooo:rsid="00587d21" officeooo:paragraph-rsid="00587d21" fo:background-color="transparent" style:font-size-asian="12pt" style:font-size-complex="12pt"/>
    </style:style>
    <style:style style:name="P22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weight="normal" officeooo:rsid="005e6ceb" officeooo:paragraph-rsid="006d6414" fo:background-color="transparent" style:font-size-asian="12pt" style:font-size-complex="12pt"/>
    </style:style>
    <style:style style:name="P23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weight="normal" officeooo:rsid="00305d90" fo:background-color="transparent" style:font-size-asian="12pt" style:font-size-complex="12pt"/>
    </style:style>
    <style:style style:name="P24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weight="normal" officeooo:rsid="006d6414" officeooo:paragraph-rsid="006d6414" fo:background-color="transparent" style:font-size-asian="12pt" style:font-size-complex="12pt"/>
    </style:style>
    <style:style style:name="P25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weight="normal" officeooo:rsid="00741b5f" officeooo:paragraph-rsid="00741b5f" fo:background-color="transparent" style:font-size-asian="12pt" style:font-size-complex="12pt"/>
    </style:style>
    <style:style style:name="P26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weight="normal" officeooo:rsid="00be48b2" officeooo:paragraph-rsid="00be48b2" fo:background-color="transparent" style:font-size-asian="12pt" style:font-size-complex="12pt"/>
    </style:style>
    <style:style style:name="P27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weight="normal" officeooo:rsid="00c2c712" officeooo:paragraph-rsid="00c2c712" fo:background-color="transparent" style:font-size-asian="12pt" style:font-size-complex="12pt"/>
    </style:style>
    <style:style style:name="P28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weight="normal" officeooo:rsid="00c5faca" officeooo:paragraph-rsid="00c5faca" fo:background-color="transparent" style:font-size-asian="12pt" style:font-size-complex="12pt"/>
    </style:style>
    <style:style style:name="P29" style:family="paragraph" style:parent-style-name="Standard">
      <style:paragraph-properties fo:margin-left="0in" fo:margin-right="0in" fo:line-height="100%" fo:text-indent="0in" style:auto-text-indent="false"/>
      <style:text-properties fo:color="#000000" style:font-name="Courier New" fo:font-size="12pt" fo:font-weight="normal" officeooo:rsid="00c79060" officeooo:paragraph-rsid="00c79060" fo:background-color="transparent" style:font-size-asian="12pt" style:font-size-complex="12pt"/>
    </style:style>
    <style:style style:name="P30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officeooo:rsid="00305d90" officeooo:paragraph-rsid="00305d90" style:font-size-asian="12pt" style:font-size-complex="12pt"/>
    </style:style>
    <style:style style:name="P31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officeooo:rsid="0035848b" officeooo:paragraph-rsid="00318943" style:font-size-asian="12pt" style:font-size-complex="12pt"/>
    </style:style>
    <style:style style:name="P32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officeooo:rsid="00812b6f" officeooo:paragraph-rsid="00812b6f" style:font-size-asian="12pt" style:font-size-complex="12pt"/>
    </style:style>
    <style:style style:name="P33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officeooo:rsid="008f9087" officeooo:paragraph-rsid="008f9087" style:font-size-asian="12pt" style:font-size-complex="12pt"/>
    </style:style>
    <style:style style:name="P34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officeooo:rsid="00914b7d" officeooo:paragraph-rsid="00914b7d" style:font-size-asian="12pt" style:font-size-complex="12pt"/>
    </style:style>
    <style:style style:name="P35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officeooo:rsid="00940cdd" officeooo:paragraph-rsid="00940cdd" style:font-size-asian="12pt" style:font-size-complex="12pt"/>
    </style:style>
    <style:style style:name="P36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fo:font-style="normal" style:text-underline-style="none" fo:font-weight="normal" officeooo:rsid="0036a82d" officeooo:paragraph-rsid="0036a82d" style:font-name-asian="NSimSun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7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fo:font-style="normal" style:text-underline-style="none" fo:font-weight="normal" officeooo:rsid="00431c7a" officeooo:paragraph-rsid="0041ff56" style:font-name-asian="NSimSun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8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fo:font-style="normal" style:text-underline-style="none" fo:font-weight="normal" officeooo:rsid="0094faf2" officeooo:paragraph-rsid="0094faf2" style:font-name-asian="NSimSun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9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fo:font-style="normal" style:text-underline-style="none" fo:font-weight="normal" officeooo:rsid="0094faf2" officeooo:paragraph-rsid="0097c49f" style:font-name-asian="NSimSun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0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fo:font-weight="normal" officeooo:rsid="00318943" officeooo:paragraph-rsid="007b0aa7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fo:font-weight="normal" officeooo:rsid="007b0aa7" officeooo:paragraph-rsid="007b0aa7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fo:font-weight="normal" officeooo:rsid="007f416d" officeooo:paragraph-rsid="007f416d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fo:font-weight="normal" officeooo:rsid="00812b6f" officeooo:paragraph-rsid="00812b6f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fo:font-weight="normal" officeooo:rsid="00829b7e" officeooo:paragraph-rsid="00829b7e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in" fo:margin-right="0in" fo:line-height="100%" fo:text-indent="0in" style:auto-text-indent="false"/>
      <style:text-properties style:text-position="0% 100%" style:font-name="Courier New" fo:font-size="12pt" fo:font-weight="normal" officeooo:rsid="0083a91c" officeooo:paragraph-rsid="0083a91c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ize="12pt" fo:font-weight="normal" officeooo:rsid="009fd83c" officeooo:paragraph-rsid="009fd83c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ize="12pt" fo:font-weight="normal" officeooo:rsid="00a0f088" officeooo:paragraph-rsid="00a0f088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ize="12pt" fo:font-weight="normal" officeooo:rsid="00a20930" officeooo:paragraph-rsid="00a20930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ize="12pt" fo:font-weight="normal" officeooo:rsid="00a4e372" officeooo:paragraph-rsid="00a4e372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ize="12pt" fo:font-weight="normal" officeooo:rsid="00a7d528" officeooo:paragraph-rsid="00a7d528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ize="12pt" fo:font-weight="bold" officeooo:rsid="0047be5f" officeooo:paragraph-rsid="0047be5f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ize="12pt" style:text-underline-style="none" fo:font-weight="normal" officeooo:rsid="00a98509" officeooo:paragraph-rsid="00a98509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ize="12pt" style:text-underline-style="none" fo:font-weight="normal" officeooo:rsid="00a98509" officeooo:paragraph-rsid="00ab915f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ize="12pt" style:text-underline-style="none" fo:font-weight="normal" officeooo:rsid="00ad1c8e" officeooo:paragraph-rsid="00ad1c8e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in" fo:margin-right="0in" fo:line-height="100%" fo:text-indent="0in" style:auto-text-indent="false"/>
      <style:text-properties style:font-name="Courier New" fo:font-size="12pt" style:text-underline-style="none" fo:font-weight="normal" officeooo:rsid="00ae1dc0" officeooo:paragraph-rsid="00ae1dc0" style:font-size-asian="12pt" style:font-weight-asian="normal" style:font-size-complex="12pt" style:font-weight-complex="normal"/>
    </style:style>
    <style:style style:name="T1" style:family="text">
      <style:text-properties fo:font-weight="normal"/>
    </style:style>
    <style:style style:name="T2" style:family="text">
      <style:text-properties fo:font-weight="normal" officeooo:rsid="00587d21"/>
    </style:style>
    <style:style style:name="T3" style:family="text">
      <style:text-properties fo:font-weight="normal" officeooo:rsid="005e6ceb"/>
    </style:style>
    <style:style style:name="T4" style:family="text">
      <style:text-properties fo:font-weight="normal" officeooo:rsid="0063ddd4"/>
    </style:style>
    <style:style style:name="T5" style:family="text">
      <style:text-properties fo:font-weight="normal" officeooo:rsid="006d6414"/>
    </style:style>
    <style:style style:name="T6" style:family="text">
      <style:text-properties officeooo:rsid="001df4d4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1df4d4"/>
    </style:style>
    <style:style style:name="T9" style:family="text">
      <style:text-properties style:text-position="super 58%" officeooo:rsid="00741b5f"/>
    </style:style>
    <style:style style:name="T10" style:family="text">
      <style:text-properties style:text-position="super 58%" fo:font-weight="normal" officeooo:rsid="006d6414"/>
    </style:style>
    <style:style style:name="T11" style:family="text">
      <style:text-properties style:text-position="super 58%" officeooo:rsid="0077e508"/>
    </style:style>
    <style:style style:name="T12" style:family="text">
      <style:text-properties officeooo:rsid="00217d9b"/>
    </style:style>
    <style:style style:name="T13" style:family="text">
      <style:text-properties officeooo:rsid="0029833b"/>
    </style:style>
    <style:style style:name="T14" style:family="text">
      <style:text-properties officeooo:rsid="002dc3cb"/>
    </style:style>
    <style:style style:name="T15" style:family="text">
      <style:text-properties style:text-position="0% 100%"/>
    </style:style>
    <style:style style:name="T16" style:family="text">
      <style:text-properties style:text-position="0% 100%" officeooo:rsid="0032c6e2"/>
    </style:style>
    <style:style style:name="T17" style:family="text">
      <style:text-properties style:text-position="0% 100%" officeooo:rsid="0035848b"/>
    </style:style>
    <style:style style:name="T18" style:family="text">
      <style:text-properties style:text-position="0% 100%" fo:font-style="italic" style:font-style-asian="italic" style:font-style-complex="italic"/>
    </style:style>
    <style:style style:name="T19" style:family="text">
      <style:text-properties style:text-position="0% 100%" fo:font-style="italic" style:text-underline-style="none" fo:font-weight="normal" style:font-style-asian="italic" style:font-weight-asian="normal" style:font-style-complex="italic" style:font-weight-complex="normal"/>
    </style:style>
    <style:style style:name="T20" style:family="text">
      <style:text-properties style:text-position="0% 100%" fo:font-style="italic" style:text-underline-style="none" officeooo:rsid="00431c7a" style:font-name-asian="NSimSun" style:font-style-asian="italic" style:font-name-complex="Arial" style:font-style-complex="italic"/>
    </style:style>
    <style:style style:name="T21" style:family="text">
      <style:text-properties style:text-position="0% 100%" fo:font-style="italic" style:font-name-asian="NSimSun" style:font-style-asian="italic" style:font-name-complex="Arial" style:font-style-complex="italic"/>
    </style:style>
    <style:style style:name="T22" style:family="text">
      <style:text-properties style:text-position="0% 100%" fo:font-style="normal" style:font-style-asian="normal" style:font-style-complex="normal"/>
    </style:style>
    <style:style style:name="T23" style:family="text">
      <style:text-properties style:text-position="0% 100%" fo:font-style="normal" style:text-underline-style="solid" style:text-underline-width="auto" style:text-underline-color="font-color" style:font-style-asian="normal" style:font-style-complex="normal"/>
    </style:style>
    <style:style style:name="T24" style:family="text">
      <style:text-properties style:text-position="0% 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5" style:family="text">
      <style:text-properties style:text-position="0% 100%" fo:font-style="normal" style:text-underline-style="solid" style:text-underline-width="auto" style:text-underline-color="font-color" fo:font-weight="normal" style:font-name-asian="NSimSun" style:font-style-asian="normal" style:font-weight-asian="normal" style:font-name-complex="Arial" style:font-style-complex="normal" style:font-weight-complex="normal"/>
    </style:style>
    <style:style style:name="T26" style:family="text">
      <style:text-properties style:text-position="0% 100%" fo:font-style="normal" style:text-underline-style="solid" style:text-underline-width="auto" style:text-underline-color="font-color" style:font-name-asian="NSimSun" style:font-style-asian="normal" style:font-name-complex="Arial" style:font-style-complex="normal"/>
    </style:style>
    <style:style style:name="T27" style:family="text">
      <style:text-properties style:text-position="0% 100%" fo:font-style="normal" style:text-underline-style="solid" style:text-underline-width="auto" style:text-underline-color="font-color" officeooo:rsid="00431c7a" style:font-name-asian="NSimSun" style:font-style-asian="normal" style:font-name-complex="Arial" style:font-style-complex="normal"/>
    </style:style>
    <style:style style:name="T28" style:family="text">
      <style:text-properties style:text-position="0% 100%" fo:font-style="normal" style:text-underline-style="solid" style:text-underline-width="auto" style:text-underline-color="font-color" officeooo:rsid="0036a82d" style:font-name-asian="NSimSun" style:font-style-asian="normal" style:font-name-complex="Arial" style:font-style-complex="normal"/>
    </style:style>
    <style:style style:name="T29" style:family="text">
      <style:text-properties style:text-position="0% 100%" fo:font-style="normal" style:text-underline-style="none" style:font-style-asian="normal" style:font-style-complex="normal"/>
    </style:style>
    <style:style style:name="T30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style:text-position="0% 100%"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32" style:family="text">
      <style:text-properties style:text-position="0% 100%" fo:font-style="normal" style:text-underline-style="none" fo:font-weight="normal" style:font-name-asian="NSimSun" style:font-style-asian="normal" style:font-weight-asian="normal" style:font-name-complex="Arial" style:font-style-complex="normal" style:font-weight-complex="normal"/>
    </style:style>
    <style:style style:name="T33" style:family="text">
      <style:text-properties style:text-position="0% 100%" fo:font-style="normal" style:text-underline-style="none" style:font-name-asian="NSimSun" style:font-style-asian="normal" style:font-name-complex="Arial" style:font-style-complex="normal"/>
    </style:style>
    <style:style style:name="T34" style:family="text">
      <style:text-properties style:text-position="0% 100%" fo:font-style="normal" style:text-underline-style="none" officeooo:rsid="00431c7a" style:font-name-asian="NSimSun" style:font-style-asian="normal" style:font-name-complex="Arial" style:font-style-complex="normal"/>
    </style:style>
    <style:style style:name="T35" style:family="text">
      <style:text-properties style:text-position="0% 100%" fo:font-style="normal" style:text-underline-style="none" officeooo:rsid="00a032ae" style:font-name-asian="NSimSun" style:font-style-asian="normal" style:font-name-complex="Arial" style:font-style-complex="normal"/>
    </style:style>
    <style:style style:name="T36" style:family="text">
      <style:text-properties style:text-position="0% 100%" fo:font-style="normal" style:text-underline-style="none" officeooo:rsid="0036a82d" style:font-name-asian="NSimSun" style:font-style-asian="normal" style:font-name-complex="Arial" style:font-style-complex="normal"/>
    </style:style>
    <style:style style:name="T37" style:family="text">
      <style:text-properties style:text-position="0% 100%" fo:font-style="normal" style:font-name-asian="NSimSun" style:font-style-asian="normal" style:font-name-complex="Arial" style:font-style-complex="normal"/>
    </style:style>
    <style:style style:name="T38" style:family="text">
      <style:text-properties style:text-position="0% 100%" fo:font-style="normal" officeooo:rsid="0036a82d" style:font-name-asian="NSimSun" style:font-style-asian="normal" style:font-name-complex="Arial" style:font-style-complex="normal"/>
    </style:style>
    <style:style style:name="T39" style:family="text">
      <style:text-properties style:text-position="0% 100%" fo:font-style="normal" officeooo:rsid="0036a82d" style:font-name-asian="Courier New" style:font-style-asian="normal" style:font-name-complex="Courier New" style:font-style-complex="normal"/>
    </style:style>
    <style:style style:name="T40" style:family="text">
      <style:text-properties style:text-position="0% 100%" officeooo:rsid="0077e508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officeooo:rsid="004ec65e"/>
    </style:style>
    <style:style style:name="T43" style:family="text">
      <style:text-properties officeooo:rsid="006d6414"/>
    </style:style>
    <style:style style:name="T44" style:family="text">
      <style:text-properties officeooo:rsid="0077e508"/>
    </style:style>
    <style:style style:name="T45" style:family="text">
      <style:text-properties officeooo:rsid="007b0aa7"/>
    </style:style>
    <style:style style:name="T46" style:family="text">
      <style:text-properties style:text-underline-style="solid" style:text-underline-width="auto" style:text-underline-color="font-color"/>
    </style:style>
    <style:style style:name="T47" style:family="text">
      <style:text-properties style:text-underline-style="solid" style:text-underline-width="auto" style:text-underline-color="font-color" officeooo:rsid="007b0aa7"/>
    </style:style>
    <style:style style:name="T48" style:family="text">
      <style:text-properties style:text-underline-style="solid" style:text-underline-width="auto" style:text-underline-color="font-color" officeooo:rsid="0095f875"/>
    </style:style>
    <style:style style:name="T49" style:family="text">
      <style:text-properties style:text-underline-style="solid" style:text-underline-width="auto" style:text-underline-color="font-color" officeooo:rsid="0097c49f"/>
    </style:style>
    <style:style style:name="T50" style:family="text">
      <style:text-properties officeooo:rsid="0095f875"/>
    </style:style>
    <style:style style:name="T51" style:family="text">
      <style:text-properties officeooo:rsid="0097c49f"/>
    </style:style>
    <style:style style:name="T52" style:family="text">
      <style:text-properties officeooo:rsid="00bc7e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randen Vennes</text:p>
      <text:p text:style-name="P3">CS 324: Homework 1</text:p>
      <text:p text:style-name="P4">1/2<text:span text:style-name="T42">3</text:span>/2019</text:p>
      <text:p text:style-name="P8"/>
      <text:p text:style-name="P8">1. Express the function n<text:span text:style-name="T8">3</text:span>/(1000-100n<text:span text:style-name="T8">2</text:span>-100n+3<text:span text:style-name="T6">)</text:span> in terms of <text:span text:style-name="T6">Θ</text:span>-notation.</text:p>
      <text:p text:style-name="P5"/>
      <text:p text:style-name="P5"><text:span text:style-name="T15">n</text:span><text:span text:style-name="T7">3</text:span></text:p>
      <text:p text:style-name="P9">/</text:p>
      <text:p text:style-name="P5">(1000-100n<text:span text:style-name="T7">2</text:span><text:span text:style-name="T15">-100n+3)</text:span></text:p>
      <text:p text:style-name="P9"/>
      <text:p text:style-name="P6"><text:span text:style-name="T15">&gt;&gt; Θ(n</text:span><text:span text:style-name="T7">3</text:span><text:span text:style-name="T15">)</text:span></text:p>
      <text:p text:style-name="P8"/>
      <text:p text:style-name="P8">2. Use mathematical induction to show that when n is an exact power of 2, the solution of the following recurrence is T(n) = n lg n:</text:p>
      <text:p text:style-name="P7"/>
      <text:p text:style-name="P7">T(n) = </text:p>
      <text:p text:style-name="P7">{ </text:p>
      <text:p text:style-name="P7"><text:tab/>2 if n=2; </text:p>
      <text:p text:style-name="P7"><text:tab/>2T(n/2)+n if n=2<text:span text:style-name="T9">k</text:span>, for k&gt;1 </text:p>
      <text:p text:style-name="P7">}</text:p>
      <text:p text:style-name="P20"/>
      <text:p text:style-name="P1"><text:span text:style-name="T1">Base Case: n = </text:span><text:span text:style-name="T2">2</text:span></text:p>
      <text:p text:style-name="P21">When n is 2, T(n) = 2. 2 * lg(2) = 2 * 1 = 2. Base case proved.</text:p>
      <text:p text:style-name="P21"/>
      <text:p text:style-name="P2"><text:span text:style-name="T1">Induction Hypothesis: </text:span><text:span text:style-name="T3">For k-1, T(n)=n*lg</text:span><text:span text:style-name="T4">(</text:span><text:span text:style-name="T3">n</text:span><text:span text:style-name="T4">)</text:span><text:span text:style-name="T3"> when n=</text:span><text:span text:style-name="T5">2</text:span><text:span text:style-name="T10">k-1</text:span><text:span text:style-name="T1">.</text:span></text:p>
      <text:p text:style-name="P22">Let k be a positive integer. <text:span text:style-name="T43">Let n=2</text:span><text:span text:style-name="T9">k</text:span><text:span text:style-name="T43">. </text:span></text:p>
      <text:p text:style-name="P22"><text:span text:style-name="T43">Then T(n)=2*T(n/2)+n.</text:span></text:p>
      <text:p text:style-name="P24">n/2=2<text:span text:style-name="T9">k</text:span>/2=2<text:span text:style-name="T7">k-1</text:span></text:p>
      <text:p text:style-name="P24">So T(n)=2*T(2<text:span text:style-name="T7">k-1</text:span>)+2<text:span text:style-name="T7">k</text:span>.</text:p>
      <text:p text:style-name="P24">By the Induction Hypothesis, T(<text:span text:style-name="T44">n</text:span>)=2*[(2<text:span text:style-name="T7">k-1</text:span>)*lg(2<text:span text:style-name="T7">k-1</text:span>)]+2<text:span text:style-name="T9">k</text:span></text:p>
      <text:p text:style-name="P25">T(<text:span text:style-name="T44">n</text:span>) = <text:span text:style-name="T44">2*[2</text:span><text:span text:style-name="T11">k-1</text:span><text:span text:style-name="T40">*(k-1)]+2</text:span><text:span text:style-name="T11">k</text:span></text:p>
      <text:p text:style-name="P16">T(n) = 2<text:span text:style-name="T7">k</text:span>*(k-1)+2<text:span text:style-name="T7">k</text:span></text:p>
      <text:p text:style-name="P16">T(n) = 2<text:span text:style-name="T7">k</text:span>[(k-1)+1] = 2<text:span text:style-name="T7">k</text:span> * k</text:p>
      <text:p text:style-name="P16">n * lg n = 2<text:span text:style-name="T7">k</text:span> * lg(2<text:span text:style-name="T7">k</text:span>) = 2<text:span text:style-name="T7">k</text:span> * k</text:p>
      <text:p text:style-name="P17">Therefore, T(n) = n * lg n.</text:p>
      <text:p text:style-name="P17"/>
      <text:p text:style-name="P18">By the method of mathematical induction. The solution to the recurrence is T(n) = n lg n when n is an exact power of 2.</text:p>
      <text:p text:style-name="P20"/>
      <text:p text:style-name="P8">3. Describe a <text:span text:style-name="T13">Θ</text:span>(n lg<text:span text:style-name="T12"> </text:span>n)-<text:span text:style-name="T14">time algorithm that, given a set S of n integers and another integer x, determines whether or not there exist two elements in S whose sum is exactly x.</text:span></text:p>
      <text:p text:style-name="P23"/>
      <text:p text:style-name="P26">list = [ <text:span text:style-name="T52">3 5 7 2 4 1 </text:span>]</text:p>
      <text:p text:style-name="P26"/>
      <text:p text:style-name="P27">findSum(5, list)</text:p>
      <text:p text:style-name="P23"/>
      <text:p text:style-name="P29">1 2 3 4 5 7</text:p>
      <text:p text:style-name="P29"/>
      <text:p text:style-name="P29"><text:soft-page-break/>length = 1 &gt;&gt; false</text:p>
      <text:p text:style-name="P29">length &gt; 1 &gt;&gt; </text:p>
      <text:p text:style-name="P28"/>
      <text:p text:style-name="P11">4. What is the smallest positive integer n such that an algorithm whose running time is 100n<text:span text:style-name="T7">2</text:span><text:span text:style-name="T15"> runs faster than an algorithm whose running time is 2</text:span><text:span text:style-name="T7">n</text:span><text:span text:style-name="T15"> on the same machine. Show your work.</text:span></text:p>
      <text:p text:style-name="P30"/>
      <text:p text:style-name="P33">100n<text:span text:style-name="T7">2 </text:span>| 2<text:span text:style-name="T7">n</text:span></text:p>
      <text:p text:style-name="P34">1: 100 | 2</text:p>
      <text:p text:style-name="P34">2: 400 | 4</text:p>
      <text:p text:style-name="P34">3: 900 | 8</text:p>
      <text:p text:style-name="P34">4: 1600 | 16</text:p>
      <text:p text:style-name="P34">5: 2500 | 32</text:p>
      <text:p text:style-name="P34">6: 3600 | 64</text:p>
      <text:p text:style-name="P34">7: 4900 | 132</text:p>
      <text:p text:style-name="P34">8: 6400 | 264</text:p>
      <text:p text:style-name="P34">9: 8100 | 512</text:p>
      <text:p text:style-name="P34">10: 10000 | 1024</text:p>
      <text:p text:style-name="P34">11: 12100 | 2048</text:p>
      <text:p text:style-name="P34">12: 14400 | 4096</text:p>
      <text:p text:style-name="P34">13: 16900 | 8192</text:p>
      <text:p text:style-name="P34">14: 19600 | 16384</text:p>
      <text:p text:style-name="P34">15: 22500 | 32768</text:p>
      <text:p text:style-name="P34"/>
      <text:p text:style-name="P35">&gt;&gt; 15</text:p>
      <text:p text:style-name="P30"/>
      <text:p text:style-name="P12"><text:span text:style-name="T15">5. </text:span><text:span text:style-name="T16">Illustrate on paper the running of the median-finding algorithm (that is, the non-randomized on) discussed in class on the sequence: 8 17 66 2 9 7 3 97 23 79 55 26 8 77 41 1 89 902 46 328 43 20 100 57 62. </text:span><text:span text:style-name="T17">Drop into your base case (solving the problem “by inspection”) when the length of a sequence is 10 or less.</text:span></text:p>
      <text:p text:style-name="P31"/>
      <text:p text:style-name="P32">Find(13, list:</text:p>
      <text:p text:style-name="P40"><text:span text:style-name="T45">| 8 17 66 2 </text:span><text:span text:style-name="T47">9</text:span><text:span text:style-name="T45"> | 7 3 97 </text:span><text:span text:style-name="T47">23</text:span><text:span text:style-name="T45"> 79 | 55 26 8 77 </text:span><text:span text:style-name="T47">41</text:span><text:span text:style-name="T45"> | 1 </text:span><text:span text:style-name="T47">89</text:span><text:span text:style-name="T45"> 902 46 328 | 43 20 100 </text:span><text:span text:style-name="T47">57</text:span><text:span text:style-name="T45"> 62 |)</text:span></text:p>
      <text:p text:style-name="P41"/>
      <text:p text:style-name="P42">9 23 41 89 57</text:p>
      <text:p text:style-name="P42"/>
      <text:p text:style-name="P43">key = 41</text:p>
      <text:p text:style-name="P43"/>
      <text:p text:style-name="P43">lessList = 8 17 2 9 7 3 23 26 8 1 20 </text:p>
      <text:p text:style-name="P43">&gt; size = 11</text:p>
      <text:p text:style-name="P43">equalList = 41</text:p>
      <text:p text:style-name="P43">&gt; size = 1</text:p>
      <text:p text:style-name="P43">greaterList = 66 97 79 55 77 89 902 46 328 43 100 57 62</text:p>
      <text:p text:style-name="P43">&gt; size = 13</text:p>
      <text:p text:style-name="P43"/>
      <text:p text:style-name="P43">Find(1, greaterList)</text:p>
      <text:p text:style-name="P43">| 66 97 79 55 <text:span text:style-name="T46">77</text:span> | <text:span text:style-name="T46">89</text:span> 902 46 328 43 | 100 57 <text:span text:style-name="T46">62</text:span> |</text:p>
      <text:p text:style-name="P43"><text:soft-page-break/></text:p>
      <text:p text:style-name="P44">77 89 62</text:p>
      <text:p text:style-name="P44"/>
      <text:p text:style-name="P44">key = 77</text:p>
      <text:p text:style-name="P44"/>
      <text:p text:style-name="P44">lessList = 66 55 46 43 57 62</text:p>
      <text:p text:style-name="P44">&gt; size = 6</text:p>
      <text:p text:style-name="P44">equalList = 77</text:p>
      <text:p text:style-name="P44">&gt; size = 1</text:p>
      <text:p text:style-name="P44">greaterList = 97 79 89 902 328 100</text:p>
      <text:p text:style-name="P44">&gt; size = 6</text:p>
      <text:p text:style-name="P44"/>
      <text:p text:style-name="P45">Find(1, lessList) = 43</text:p>
      <text:p text:style-name="P45"/>
      <text:p text:style-name="P45">Median = 43</text:p>
      <text:p text:style-name="P31"/>
      <text:p text:style-name="P13"><text:span text:style-name="T17">P</text:span><text:span text:style-name="T15">roblems 6-8 use the following definition of </text:span><text:span text:style-name="T18">permutation </text:span><text:span text:style-name="T22">from the lecture:</text:span></text:p>
      <text:p text:style-name="P10"><text:span text:style-name="T22">List </text:span><text:span text:style-name="T23">a</text:span><text:span text:style-name="T29"> </text:span><text:span text:style-name="T30">is a permutation of list </text:span><text:span text:style-name="T24">b</text:span><text:span text:style-name="T30"> if any of the following are true</text:span></text:p>
      <text:p text:style-name="P10"><text:span text:style-name="T19"><text:tab/>- </text:span><text:span text:style-name="T30">list </text:span><text:span text:style-name="T24">a</text:span><text:span text:style-name="T30"> and list </text:span><text:span text:style-name="T24">b</text:span><text:span text:style-name="T30"> are both null, otherwise:</text:span></text:p>
      <text:p text:style-name="P10"><text:span text:style-name="T30"><text:tab/>- </text:span><text:span text:style-name="T24">a.head</text:span><text:span text:style-name="T30">=</text:span><text:span text:style-name="T24">b.head</text:span><text:span text:style-name="T30">, and </text:span><text:span text:style-name="T24">a.tail</text:span><text:span text:style-name="T30"> is a permutation of </text:span><text:span text:style-name="T24">b.tail</text:span></text:p>
      <text:p text:style-name="P10"><text:span text:style-name="T30"><text:tab/>- </text:span><text:span text:style-name="T24">a.head</text:span><text:span text:style-name="T31">≠</text:span><text:span text:style-name="T25">b.head</text:span><text:span text:style-name="T32">, and there exists a list </text:span><text:span text:style-name="T25">c</text:span><text:span text:style-name="T32"> such that</text:span></text:p>
      <text:p text:style-name="P10"><text:span text:style-name="T32"><text:tab/><text:tab/>- </text:span><text:span text:style-name="T25">a.tail</text:span><text:span text:style-name="T32"> is a permutation of </text:span><text:span text:style-name="T25">b.head:c</text:span><text:span text:style-name="T32">, and</text:span></text:p>
      <text:p text:style-name="P10"><text:span text:style-name="T32"><text:tab/><text:tab/>- </text:span><text:span text:style-name="T25">b.tail</text:span><text:span text:style-name="T32"> is a permutation of </text:span><text:span text:style-name="T25">a.head:c</text:span></text:p>
      <text:p text:style-name="P36"/>
      <text:p text:style-name="P14"><text:span text:style-name="T33">6. </text:span><text:span text:style-name="T26">Use induction</text:span><text:span text:style-name="T33"> </text:span><text:span text:style-name="T34">to prove that any (finite) list is a permutation of itself—in other words, that the </text:span><text:span text:style-name="T20">permutation</text:span><text:span text:style-name="T34"> relation is </text:span><text:span text:style-name="T27">reflexive</text:span><text:span text:style-name="T34">.</text:span></text:p>
      <text:p text:style-name="P37"/>
      <text:p text:style-name="P38">Base case: empty list</text:p>
      <text:p text:style-name="P38">Let lst be an empty list. By the definition of <text:span text:style-name="T41">permutation</text:span>, lst is a permutation of itself.</text:p>
      <text:p text:style-name="P38"/>
      <text:p text:style-name="P38">Induction Hypothesis: A list of length k-1 is a permutation of itself.</text:p>
      <text:p text:style-name="P38">Let <text:span text:style-name="T46">lst</text:span> be a list of length k. </text:p>
      <text:p text:style-name="P38"><text:span text:style-name="T48">l</text:span><text:span text:style-name="T46">st</text:span> will have the same head as itself because it is the same list.</text:p>
      <text:p text:style-name="P38">Then, since <text:span text:style-name="T46">lst.head</text:span>=<text:span text:style-name="T46">lst.head</text:span>, in order to prove that <text:span text:style-name="T46">lst</text:span> is a permutation of <text:span text:style-name="T50">itself</text:span>, <text:span text:style-name="T46">lst.tail</text:span> must be a permutation of <text:span text:style-name="T50">itself</text:span>.</text:p>
      <text:p text:style-name="P39">The length of <text:span text:style-name="T46">lst.tail</text:span> is one less than the length of <text:span text:style-name="T46">lst</text:span>.</text:p>
      <text:p text:style-name="P39"><text:span text:style-name="T51">So </text:span><text:span text:style-name="T49">lst.tail</text:span><text:span text:style-name="T51"> has length k-1.</text:span></text:p>
      <text:p text:style-name="P39"><text:span text:style-name="T51">By the induction hypothesis, </text:span><text:span text:style-name="T49">lst.tail</text:span><text:span text:style-name="T51"> is a permutation.</text:span></text:p>
      <text:p text:style-name="P39"><text:span text:style-name="T51">Therefore, </text:span><text:span text:style-name="T49">lst</text:span><text:span text:style-name="T51"> is a permutation by the method of induction.</text:span> </text:p>
      <text:p text:style-name="P37"/>
      <text:p text:style-name="P51"><text:span text:style-name="T34">7. </text:span><text:span text:style-name="T33">Using the recursive definition of permutation above, </text:span><text:span text:style-name="T26">use induction</text:span><text:span text:style-name="T33"> to prove that if list </text:span><text:span text:style-name="T26">a</text:span><text:span text:style-name="T33"> is a permutation of list </text:span><text:span text:style-name="T26">b</text:span><text:span text:style-name="T33">, then list </text:span><text:span text:style-name="T26">b</text:span><text:span text:style-name="T33"> is </text:span><text:span text:style-name="T26">a</text:span><text:span text:style-name="T33"> permutation of list </text:span><text:span text:style-name="T26">a</text:span><text:span text:style-name="T33">—in other words, that the permutation relation in symmetric.</text:span></text:p>
      <text:p text:style-name="P51"><text:span text:style-name="T33"/></text:p>
      <text:p text:style-name="P46"><text:span text:style-name="T33">Base case: </text:span><text:span text:style-name="T26">a</text:span><text:span text:style-name="T33"> and </text:span><text:span text:style-name="T26">b</text:span><text:span text:style-name="T33"> are empty lists.</text:span></text:p>
      <text:p text:style-name="P46"><text:soft-page-break/><text:span text:style-name="T33">If both </text:span><text:span text:style-name="T26">a</text:span><text:span text:style-name="T33"> and </text:span><text:span text:style-name="T26">b</text:span><text:span text:style-name="T33"> are empty lists, then they are the same list.</text:span></text:p>
      <text:p text:style-name="P46"><text:span text:style-name="T33">By the proof from problem 6, a list is a permutation of itself.</text:span></text:p>
      <text:p text:style-name="P46"><text:span text:style-name="T33">Therefore, </text:span><text:span text:style-name="T26">a</text:span><text:span text:style-name="T33"> and </text:span><text:span text:style-name="T26">b</text:span><text:span text:style-name="T33"> are permutations of </text:span><text:span text:style-name="T35">each-other.</text:span></text:p>
      <text:p text:style-name="P46"><text:span text:style-name="T35"/></text:p>
      <text:p text:style-name="P47"><text:span text:style-name="T35">I</text:span><text:span text:style-name="T33">nduction Hypothesis: If list </text:span><text:span text:style-name="T26">a</text:span><text:span text:style-name="T33"> of length k-1 is a permutation of list </text:span><text:span text:style-name="T26">b</text:span><text:span text:style-name="T33"> of length k-1, then list </text:span><text:span text:style-name="T26">b</text:span><text:span text:style-name="T33"> is a permutation of list </text:span><text:span text:style-name="T26">a</text:span><text:span text:style-name="T33">.</text:span></text:p>
      <text:p text:style-name="P48"><text:span text:style-name="T33">Let lists </text:span><text:span text:style-name="T26">a</text:span><text:span text:style-name="T33"> and </text:span><text:span text:style-name="T26">b</text:span><text:span text:style-name="T33"> be length k and let </text:span><text:span text:style-name="T26">a</text:span><text:span text:style-name="T33"> be a permutation of </text:span><text:span text:style-name="T26">b</text:span><text:span text:style-name="T33">.</text:span></text:p>
      <text:p text:style-name="P49"><text:span text:style-name="T33"/></text:p>
      <text:p text:style-name="P49"><text:span text:style-name="T33">One of the permutation cases are true…</text:span></text:p>
      <text:p text:style-name="P49"><text:span text:style-name="T33"/></text:p>
      <text:p text:style-name="P49"><text:span text:style-name="T33">Case 1: </text:span><text:span text:style-name="T26">a</text:span><text:span text:style-name="T33"> and </text:span><text:span text:style-name="T26">b</text:span><text:span text:style-name="T33"> are both empty lists.</text:span></text:p>
      <text:p text:style-name="P49"><text:span text:style-name="T33">As shown by the base case, if </text:span><text:span text:style-name="T26">a</text:span><text:span text:style-name="T33"> and </text:span><text:span text:style-name="T26">b</text:span><text:span text:style-name="T33"> are both empty lists, then </text:span><text:span text:style-name="T26">b</text:span><text:span text:style-name="T33"> is a permutation of </text:span><text:span text:style-name="T26">a</text:span><text:span text:style-name="T33">.</text:span></text:p>
      <text:p text:style-name="P49"><text:span text:style-name="T33"/></text:p>
      <text:p text:style-name="P50"><text:span text:style-name="T33">Case 2: </text:span><text:span text:style-name="T28">a.head</text:span><text:span text:style-name="T36">=</text:span><text:span text:style-name="T28">b.head</text:span><text:span text:style-name="T36">, and </text:span><text:span text:style-name="T28">a.tail</text:span><text:span text:style-name="T36"> is a permutation of </text:span><text:span text:style-name="T28">b.tail</text:span></text:p>
      <text:p text:style-name="P52"><text:span text:style-name="T38">B</text:span><text:span text:style-name="T37">ecause </text:span><text:span text:style-name="T26">a</text:span><text:span text:style-name="T37"> and </text:span><text:span text:style-name="T26">b</text:span><text:span text:style-name="T37"> are both length k, then a.tail and b.tail must be of length k-1.</text:span></text:p>
      <text:p text:style-name="P52"><text:span text:style-name="T37">By the induction hypothesis, </text:span><text:span text:style-name="T26">b.tail</text:span><text:span text:style-name="T37"> is a permutation of </text:span><text:span text:style-name="T26">a.tail</text:span><text:span text:style-name="T37">.</text:span></text:p>
      <text:p text:style-name="P52"><text:span text:style-name="T37">Therefore, </text:span><text:span text:style-name="T26">b</text:span><text:span text:style-name="T37"> is a permutation of </text:span><text:span text:style-name="T26">a</text:span><text:span text:style-name="T37">.</text:span></text:p>
      <text:p text:style-name="P52"><text:span text:style-name="T37"/></text:p>
      <text:p text:style-name="P53"><text:span text:style-name="T37">Case 3: </text:span><text:span text:style-name="T28">a.head</text:span><text:span text:style-name="T39">≠</text:span><text:span text:style-name="T28">b.head</text:span><text:span text:style-name="T38">, and there exists a list </text:span><text:span text:style-name="T28">c</text:span><text:span text:style-name="T38"> such that </text:span><text:span text:style-name="T28">a.tail</text:span><text:span text:style-name="T38"> is a permutation of </text:span><text:span text:style-name="T28">b.head:c</text:span><text:span text:style-name="T38">, and </text:span><text:span text:style-name="T28">b.tail</text:span><text:span text:style-name="T38"> is a permutation of </text:span><text:span text:style-name="T28">a.head:c</text:span></text:p>
      <text:p text:style-name="P54"><text:span text:style-name="T37">Since there exists a list </text:span><text:span text:style-name="T26">c</text:span><text:span text:style-name="T37"> such that </text:span><text:span text:style-name="T26">b.tail</text:span><text:span text:style-name="T37"> is a permutation of </text:span><text:span text:style-name="T26">a.head:c</text:span><text:span text:style-name="T37"> and </text:span><text:span text:style-name="T26">a.tail</text:span><text:span text:style-name="T37"> is a permutation of </text:span><text:span text:style-name="T26">b.head:c</text:span><text:span text:style-name="T37">. By the definition of </text:span><text:span text:style-name="T21">permutation</text:span><text:span text:style-name="T37">, </text:span><text:span text:style-name="T26">b</text:span><text:span text:style-name="T37"> is a permutation of </text:span><text:span text:style-name="T26">a</text:span><text:span text:style-name="T37">.</text:span></text:p>
      <text:p text:style-name="P54"><text:span text:style-name="T37"/></text:p>
      <text:p text:style-name="P55"><text:span text:style-name="T37">Therefore, because </text:span><text:span text:style-name="T26">b</text:span><text:span text:style-name="T37"> is a permutation of </text:span><text:span text:style-name="T26">a</text:span><text:span text:style-name="T37"> in all possible cases, then </text:span><text:span text:style-name="T26">b</text:span><text:span text:style-name="T37"> must be a permutation of </text:span><text:span text:style-name="T26">a</text:span><text:span text:style-name="T37"> if </text:span><text:span text:style-name="T26">a</text:span><text:span text:style-name="T37"> is a permutation of </text:span><text:span text:style-name="T26">b</text:span><text:span text:style-name="T37">.</text:span></text:p>
      <text:p text:style-name="P55"><text:span text:style-name="T37"/></text:p>
      <text:p text:style-name="P55"><text:span text:style-name="T37">Then, by the method of induction, if </text:span><text:span text:style-name="T26">a</text:span><text:span text:style-name="T37"> is a permutation of </text:span><text:span text:style-name="T26">b</text:span><text:span text:style-name="T37">, then </text:span><text:span text:style-name="T26">b</text:span><text:span text:style-name="T37"> is a permutation of </text:span><text:span text:style-name="T26">a</text:span><text:span text:style-name="T3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6:06:25.198000000</meta:creation-date>
    <dc:date>2019-01-21T19:31:14.111000000</dc:date>
    <meta:editing-duration>PT2H15M43S</meta:editing-duration>
    <meta:editing-cycles>103</meta:editing-cycles>
    <meta:generator>LibreOffice/6.1.4.2$Windows_X86_64 LibreOffice_project/9d0f32d1f0b509096fd65e0d4bec26ddd1938fd3</meta:generator>
    <meta:document-statistic meta:table-count="0" meta:image-count="0" meta:object-count="0" meta:page-count="4" meta:paragraph-count="111" meta:word-count="1052" meta:character-count="4972" meta:non-whitespace-character-count="4015"/>
  </office:meta>
</office:document-meta>
</file>